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ktiv-grotesk" svg:font-family="aktiv-grotesk"/>
    <style:font-face style:name="lato" svg:font-family="lato"/>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2"/>
    <style:style style:name="P2" style:family="paragraph" style:parent-style-name="Standard" style:list-style-name="L3"/>
    <style:style style:name="P3" style:family="paragraph" style:list-style-name="L1"/>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lide 1</text:p>
      <text:p text:style-name="Standard">So! Welcome to my presentation! Welcome, welcome. </text:p>
      <text:p text:style-name="Standard">My name is Killian Meehan, and I'm a data scientist. Almost.</text:p>
      <text:p text:style-name="Standard"/>
      <text:p text:style-name="Standard">I've gathered you here today for a lovely story.. born of heartbreak and anguish. </text:p>
      <text:p text:style-name="Standard"/>
      <text:p text:style-name="Standard">I feel like I should break it to you now – as it could be up to <text:reference-mark-start text:name="https://visit.figure-eight.com/rs/416-ZBE-142/images/Data-Scientist-Report.pdf"/>80% of your time<text:reference-mark-end text:name="https://visit.figure-eight.com/rs/416-ZBE-142/images/Data-Scientist-Report.pdf"/> too (those of you who are studying data science at least- web dev people – I think approx. 60% anguish). So get comfortable! </text:p>
      <text:p text:style-name="Standard"/>
      <text:p text:style-name="Standard"/>
      <text:p text:style-name="Standard"/>
      <text:p text:style-name="Standard">Slide 2</text:p>
      <text:p text:style-name="Standard">First... some background. How did we get here? </text:p>
      <text:p text:style-name="Standard">Good question. This definitely was not my original presentation plan (we'll get to that). <text:line-break/></text:p>
      <text:p text:style-name="Standard">In fact, I had grand ambitions- I wanted to use neural networks to optimise plant growth in a hydroponics system and, if I had time in the 2-3 weeks (haha), use neural networks again to demonstrate how to help automate the control systems for such a venture. </text:p>
      <text:p text:style-name="Standard"/>
      <text:p text:style-name="Standard">Perfect. So I read a lot of papers and got way down the rabbit hole. Ended up looking like Charlie from ASIP. </text:p>
      <text:p text:style-name="Standard"/>
      <text:p text:style-name="Standard"/>
      <text:p text:style-name="Standard"/>
      <text:p text:style-name="Standard">Slide 3</text:p>
      <text:p text:style-name="Standard">Ok, let's back it up a second. What is hydroponics, you might be asking? </text:p>
      <text:p text:style-name="Standard">“The basic concept of a hydroponic farm is that water is substituted for soil. Solutions are then added to the water to provide easily accessed nutrients for a healthy yield. The nutrients added to the water may include phosphorus, nitrogen, calcium, potassium, and many more, depending on the plants being grown.“</text:p>
      <text:p text:style-name="Standard"/>
      <text:p text:style-name="Standard">I'm very interested in hydroponics as a method for solving several issues – growing food locally, where it's needed, so it's fresh and without excessive transport costs and all the pollution that causes. Depending on the crop, it can<text:reference-mark-start text:name="https://www.edengreen.com/blog-collection/benefits-of-hydroponics"/> also use only 2% the amount of water that regular farming methods too. Combined with vertical farming methods, this can take up only 1% of the land traditional farming requires, allowing for more biodiverse land (in theory).<text:reference-mark-end text:name="https://www.edengreen.com/blog-collection/benefits-of-hydroponics"/> Every rooftop can be a garden. </text:p>
      <text:p text:style-name="Standard">[show picture of London Underground hydroponic farm] Can anyone guess where this particular farm is based? I'll give you a clue, it's in London. </text:p>
      <text:p text:style-name="Standard"/>
      <text:p text:style-name="Standard">There are actually some cool initiatives in Berlin which you can check out, happy to chat and provide links after the presentation to anyone who's (still) interested :)</text:p>
      <text:p text:style-name="Standard"/>
      <text:p text:style-name="Standard"/>
      <text:p text:style-name="Standard"/>
      <text:p text:style-name="Standard">Slide 4</text:p>
      <text:p text:style-name="Standard"/>
      <text:p text:style-name="Standard">I was so engrossed in the magic of hydroponics and what shiny machine learning methods I would use, what type of neural network (probably reinforcement learning) and using what software (Tensorflow, KERAS, the good stuff) that I severely underestimated the part where I actually... GET the data. Forget about EDA, wrangling, feature selection – I needed to have something to work <text:soft-page-break/>with. </text:p>
      <text:p text:style-name="Standard">I had done the reading, I knew what direction I wanted to go, and started to look around.</text:p>
      <text:p text:style-name="Standard">I finally found a dataset that was potentially useful. This happened 1 week into the project. </text:p>
      <text:p text:style-name="Standard"/>
      <text:p text:style-name="Standard">Two things quickly became apparent : NOBODY wants to share their data. There are tons of papers, but the datasets themselves? Locked away. Proprietary information. (many of the papers were too, but that's another story). -insert image of sci-hub <text:span text:style-name="T1">cough</text:span> SCI HUB <text:span text:style-name="T1">cough</text:span></text:p>
      <text:p text:style-name="Standard"/>
      <text:p text:style-name="Standard">In an ideal world, you could approach a company and get a pristine dataset. Sharing is caring and all that. But in business (and beyond) that's something you won't have access to. </text:p>
      <text:p text:style-name="Standard"/>
      <text:p text:style-name="Standard">Secondly – when I finally DID find that dataset – it was a bit messy. There was mixed manual and auto logged data across a range of dates, it was quite patchy and it didn't really have the information I wanted. I thought it couldn't get much worse. (spoiler alert: it could, and it did)</text:p>
      <text:p text:style-name="Standard"/>
      <text:p text:style-name="Standard"/>
      <text:p text:style-name="Standard">Slide 5</text:p>
      <text:p text:style-name="Standard">Plan of action. I had to decide what I wanted to do. The dataset was about plant height of hydroponically grown basil. </text:p>
      <text:p text:style-name="Standard"/>
      <text:list xml:id="list7950890529575019787" text:style-name="L1">
        <text:list-item>
          <text:p>‘Farm’ was divided into 9 bays with 18 plants marked 201..210.</text:p>
        </text:list-item>
        <text:list-item>
          <text:p>Each of these bays had different pH, temperature, and nutrient regulation patterns.</text:p>
        </text:list-item>
        <text:list-item>
          <text:p>Plant height (in cm) and conditions were noted each week between 08/10/2018 and 13/11/2018.</text:p>
        </text:list-item>
      </text:list>
      <text:p text:style-name="Text_20_body">Each bay is essentially an independent hydroponic unit, with different conditions being administered (baring external environmental temperature and pressure conditions). This structure is typical in traditional hydroponic farms.</text:p>
      <text:p text:style-name="Standard"/>
      <text:p text:style-name="Standard"/>
      <text:p text:style-name="Standard">A neural network would be possible – in this case, it seemed like selecting features that encourage growth would be the best way to go. </text:p>
      <text:p text:style-name="Standard"/>
      <text:p text:style-name="Text_20_body">Null Hypothesis: There is no difference in the plant height between bays and pH regulation patterns have no statistically significant effect on growth.</text:p>
      <text:p text:style-name="Text_20_body">Alternative Hypothesis: There is a statistically significant difference in plant heights between different bays, and this is in part associated with difference in pH regulation patterns.</text:p>
      <text:p text:style-name="Text_20_body"/>
      <text:p text:style-name="Text_20_body"/>
      <text:p text:style-name="Text_20_body">Slide 6</text:p>
      <text:p text:style-name="Text_20_body"/>
      <text:p text:style-name="Text_20_body">Mistake #2: Complacency </text:p>
      <text:p text:style-name="Standard">Pitfalls (some are observations, some are genuine mistakes I made)</text:p>
      <text:p text:style-name="Standard"/>
      <text:list xml:id="list4710482526054250568" text:style-name="L2">
        <text:list-item>
          <text:p text:style-name="P1">Environmental data in 10 minute intervals- manual in daily / weekly</text:p>
        </text:list-item>
        <text:list-item>
          <text:p text:style-name="P1">LOTS of missing data in environmental data</text:p>
        </text:list-item>
        <text:list-item>
          <text:p text:style-name="P1">Probe calibration dubious (rogue data)</text:p>
        </text:list-item>
        <text:list-item>
          <text:p text:style-name="P1">Temperature reset to F</text:p>
        </text:list-item>
        <text:list-item>
          <text:p text:style-name="P1"><text:soft-page-break/>Very inconsistent manual measurements (especially in first run – almost absent until end</text:p>
        </text:list-item>
        <text:list-item>
          <text:p text:style-name="P1">Low quality nutritional info (masses of outliers and low sample size. Can rely more heavily on EC to give indication of remaining minerals in water)</text:p>
        </text:list-item>
        <text:list-item>
          <text:p text:style-name="P1">Height once a week at best. </text:p>
        </text:list-item>
        <text:list-item>
          <text:p text:style-name="P1">Two abandoned attempts at crop growth with mostly missing data and pooly labeled as such.</text:p>
        </text:list-item>
        <text:list-item>
          <text:p text:style-name="P1">Correlation matrix : over reliance on neg corr (air temp down, humidity up)</text:p>
        </text:list-item>
        <text:list-item>
          <text:p text:style-name="P1">Correlation matrix: tank size (one hot)</text:p>
        </text:list-item>
        <text:list-item>
          <text:p text:style-name="P1">non-linear trends with large gaps </text:p>
        </text:list-item>
        <text:list-item>
          <text:p text:style-name="P1">non-continuous dataset with random gaps (not just weekends) to be taken into consideration when making graphs with date on x axis</text:p>
        </text:list-item>
        <text:list-item>
          <text:p text:style-name="P1">corr matrix d.o. Depletes over time, possible false corr with height</text:p>
        </text:list-item>
        <text:list-item>
          <text:p text:style-name="P1">machine learning models cannot work with gaps</text:p>
        </text:list-item>
        <text:list-item>
          <text:p text:style-name="P1">if use only mean then variance of overall model (and therefore predictive / analytical power) will decrease</text:p>
        </text:list-item>
        <text:list-item>
          <text:p text:style-name="P1">kNN does not work on sparse data (scikitlearn) , nor does linear regression. And more sophisticated models make my laptop want to die (link them, and how to manage them)</text:p>
        </text:list-item>
        <text:list-item>
          <text:p text:style-name="P1">Spline has weird effects which can end up corrupting data</text:p>
        </text:list-item>
        <text:list-item>
          <text:p text:style-name="P1">IQR to figure out 'meat' of data and with artificial variance using random seed, you can approximate missing data </text:p>
        </text:list-item>
        <text:list-item>
          <text:p text:style-name="P1">Focusing on the wrong task for too long (make a time line with main goals. You'll need it)</text:p>
        </text:list-item>
      </text:list>
      <text:p text:style-name="Standard"/>
      <text:p text:style-name="Standard"/>
      <text:p text:style-name="Standard"/>
      <text:p text:style-name="Standard">Slide 7</text:p>
      <text:p text:style-name="Standard"/>
      <text:p text:style-name="Standard">Preprocessing</text:p>
      <text:p text:style-name="Standard"/>
      <text:p text:style-name="Standard">Did the usual : </text:p>
      <text:list xml:id="list4703253767961184909" text:style-name="L3">
        <text:list-item>
          <text:p text:style-name="P2">converted the data from CSV and excel to view it in python</text:p>
        </text:list-item>
        <text:list-item>
          <text:p text:style-name="P2">size, stat values, datatypes, </text:p>
        </text:list-item>
      </text:list>
      <text:p text:style-name="Standard"/>
      <text:p text:style-name="Standard">snapshot of raw data for 'flavour'</text:p>
      <text:p text:style-name="Standard"/>
      <text:p text:style-name="Standard">Removing obvious redundant features from both datasets (dewpoint is calculated based on temp and humidity, therefore redundant)</text:p>
      <text:p text:style-name="Standard"/>
      <text:p text:style-name="Standard">Converting and combining date features to datetime on both datasets</text:p>
      <text:p text:style-name="Standard"/>
      <text:p text:style-name="Standard">Exploring env_data to see pattern.</text:p>
      <text:p text:style-name="Standard">Realising temperature all over the place. Looking at daily pattern and realising the trend based on normal day/night cycle. Did not notice at this point the C to F error as I was lazy.</text:p>
      <text:p text:style-name="Standard"/>
      <text:p text:style-name="Standard">Removed index, container, crop and time (already put into datetime) </text:p>
      <text:p text:style-name="Standard"/>
      <text:p text:style-name="Standard">As other data was in daily measurements, decided to incorporate daily.</text:p>
      <text:p text:style-name="Standard">Measured per bay, so need to apply groupby.</text:p>
      <text:p text:style-name="Standard">Realised some days with NaN measurements. Dropped.</text:p>
      <text:p text:style-name="Standard"/>
      <text:p text:style-name="Standard">Did not realise at this point the rep 1.5 and 2.5. This would cause an issue as the method I used to split rep 1 from rep 2 had already forced an integer value (hint: check this before applying) and flattened the 1.5 and 2.5 to 1 and 2 respectively. This happened because the resampling (using mean <text:soft-page-break/>of all temp values recorded across that calendar day) caused integer values to be reclassified as floats. </text:p>
      <text:p text:style-name="Standard"/>
      <text:p text:style-name="Standard">At this point I graphed the daily temp measurements and realised something was VERY wrong (90C? Nein danke!) so I recalculated all values over 40 by the F to C calculation. <text:s/></text:p>
      <text:p text:style-name="Standard"/>
      <text:p text:style-name="Standard">Missing temp and humidity data was still causing a major headache (2/3 of all samples in the first run) so I looked for patterns. I checked to see if top / middle / bottom shelf made any difference. It did not. (SEE PIC)</text:p>
      <text:p text:style-name="Standard"/>
      <text:p text:style-name="Standard">It also did not depend very much on the bay. (PIC)</text:p>
      <text:p text:style-name="Standard"/>
      <text:p text:style-name="Standard">Different forms of imputation were tried but all failed. </text:p>
      <text:p text:style-name="Standard">Multivariate imputation had the effect of causing my laptop to crash and lose a lot of data. Protip: enable autosave on VS Code! I used Google Colab to outsource computation power but this did not help. </text:p>
      <text:p text:style-name="Standard"/>
      <text:p text:style-name="Standard">Reset index to date and bay [0, 1] for both datasets and merged them (left merge). This took a LOT of work to get right. Many many fails before I figured out how to merge columns that were the same. </text:p>
      <text:p text:style-name="Standard"/>
      <text:p text:style-name="Standard"/>
      <text:p text:style-name="Standard">Manual data: h2o temp for some probes was reading 0 for some days. Needed investigation. Vs air temp and humidity and surrounding values it was highly implausible so it was brought in line with functioning probes (mean).</text:p>
      <text:p text:style-name="Standard"/>
      <text:p text:style-name="Standard">Made graphs of all manual data to see if there were any other obvious outliers. </text:p>
      <text:p text:style-name="Standard">IQR graphs for solution proved useful as it demonstrated scarcity and low quality of the data. (EXAMPLE) so it was decided to cut it all entirely. </text:p>
      <text:p text:style-name="Standard"/>
      <text:p text:style-name="Standard">Height needed to be imputed as NaNs not allowed. Graphs showed it to be more or less linear (though Seaborn has some restrictions: cannot use date on X axis. Must convert to numeric to work) </text:p>
      <text:p text:style-name="Standard">Regression lines confirmed linear nature of growth, therefore I first tried (naïve) interpolation forward and back filling but it just could not bridge the gaps. </text:p>
      <text:p text:style-name="Standard"/>
      <text:p text:style-name="Standard">Eventually I discovered that I should have grouped by plant and then applied the linear interpolation in both directions. This led to much more realistic data spread (SEE GRAPH, SCREENSHOT THE METHOD). This was fed back in to the dataset.</text:p>
      <text:p text:style-name="Standard"/>
      <text:p text:style-name="Standard">Spline seemed like it would work too, but this caused erratic behaviour in the dataset with negative and overshoot values. </text:p>
      <text:p text:style-name="Standard"/>
      <text:p text:style-name="Standard">Bay size was having strange effect on corr matrix and also would in future cause issues for a ML model (numeric values have weight) so it was converted using one-hot encoding so both have equal “weight”. (SCREENSHOT)</text:p>
      <text:p text:style-name="Standard"/>
      <text:p text:style-name="Standard"/>
      <text:p text:style-name="Standard">Two crop cycles were observed when looking at growth data, so dataset was split after combining environmental and manual data. </text:p>
      <text:p text:style-name="Standard"/>
      <text:p text:style-name="Standard"/>
      <text:p text:style-name="Standard">feature selection</text:p>
      <text:p text:style-name="Standard"><text:soft-page-break/>(be wary of temp, d.o., humidity that are not part of 'controlled' enviro and therefore have fairly linear trends over time that could be spuriously (+ive/-ive) correlated with plant growth. </text:p>
      <text:p text:style-name="Standard"/>
      <text:p text:style-name="Standard"/>
      <text:p text:style-name="Standard">Caution: always consider ramifications and bias.</text:p>
      <text:p text:style-name="Standard">If data is tied to e.g. cancer patients getting a diagnosis, it is not worth imputing to fill in missing data in many cases. </text:p>
      <text:p text:style-name="Standard"/>
      <text:p text:style-name="Standard">Slide 9</text:p>
      <text:p text:style-name="Standard"/>
      <text:p text:style-name="Standard">Conclusion and lessons learned</text:p>
      <text:p text:style-name="Standard">GRAPH EVERYTHING</text:p>
      <text:p text:style-name="Standard">Outsource computation</text:p>
      <text:p text:style-name="Standard">Enable autosave</text:p>
      <text:p text:style-name="Standard">Don't rely on correlation</text:p>
      <text:p text:style-name="Standard">Don't be afraid to try a new method if what you're doing isn't working (reevaluate)</text:p>
      <text:p text:style-name="Standard">Don't be afraid to cut data if it isn't working for you</text:p>
      <text:p text:style-name="Standard">Don't indiscriminately fill in data gaps</text:p>
      <text:p text:style-name="Standard">Get as many data sets as you can. Gov websites are a good resource.</text:p>
      <text:p text:style-name="Standard">Get comfortable with splitting and merging data.</text:p>
      <text:p text:style-name="Standard">Use HTML to view large (but not too large or crashy crashy) datasets and scroll at will. Or output to CSV if you like. (SCREENSHOT)</text:p>
      <text:p text:style-name="Standard">Stack Overflow is your frien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ktiv-grotesk" svg:font-family="aktiv-grotesk"/>
    <style:font-face style:name="lato" svg:font-family="lato"/>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illian Meehan</meta:initial-creator>
    <meta:creation-date>2022-03-11T00:50:02.38</meta:creation-date>
    <dc:date>2022-03-11T07:09:48.88</dc:date>
    <dc:creator>Killian Meehan</dc:creator>
    <meta:editing-duration>PT5H2M54S</meta:editing-duration>
    <meta:editing-cycles>4</meta:editing-cycles>
    <meta:generator>OpenOffice/4.1.11$Win32 OpenOffice.org_project/4111m1$Build-9808</meta:generator>
    <meta:document-statistic meta:table-count="0" meta:image-count="0" meta:object-count="0" meta:page-count="5" meta:paragraph-count="101" meta:word-count="1839" meta:character-count="10620"/>
  </office:meta>
</office:document-meta>
</file>